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cc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667cm" svg:height="1.778cm" svg:x="3.032cm" svg:y="3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83cm" svg:height="1.397cm" svg:x="3.286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1.778cm" svg:x="8.747cm" svg:y="4.9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1.524cm" svg:height="1.651cm" svg:x="16.367cm" svg:y="2.524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.699cm" svg:y1="3.921cm" svg:x2="16.367cm" svg:y2="3.349cm" draw:start-shape="id1" draw:end-shape="id2" draw:end-glue-point="3" svg:d="m5699 3921h5334v-572h5334" svg:viewBox="0 0 10669 57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arlie Waters</meta:initial-creator>
    <meta:creation-date>2014-01-18T11:03:10.472191226</meta:creation-date>
    <dc:date>2014-01-18T11:18:49.508497237</dc:date>
    <dc:creator>Charlie Waters</dc:creator>
    <meta:editing-duration>PT18S</meta:editing-duration>
    <meta:editing-cycles>1</meta:editing-cycles>
    <meta:document-statistic meta:object-count="5"/>
    <meta:generator>LibreOffice/4.1.3.2$Linux_X86_64 LibreOffice_project/410m0$Build-2</meta:generator>
  </office:meta>
</office:document-meta>
</file>